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in"/>
      <style:text-properties fo:font-weight="bold" style:font-weight-asian="bold"/>
    </style:style>
    <style:style style:name="P2" style:parent-style-name="Standard" style:family="paragraph">
      <style:paragraph-properties fo:margin-bottom="0in"/>
    </style:style>
    <style:style style:name="P3" style:parent-style-name="Standard" style:family="paragraph">
      <style:paragraph-properties fo:margin-bottom="0in"/>
    </style:style>
    <style:style style:name="P4" style:parent-style-name="Standard" style:family="paragraph">
      <style:paragraph-properties fo:margin-bottom="0in"/>
    </style:style>
    <style:style style:name="P5" style:parent-style-name="Standard" style:family="paragraph">
      <style:paragraph-properties fo:margin-bottom="0in"/>
    </style:style>
    <style:style style:name="P6" style:parent-style-name="Standard" style:family="paragraph">
      <style:paragraph-properties fo:margin-bottom="0in"/>
    </style:style>
    <style:style style:name="P7" style:parent-style-name="Standard" style:family="paragraph">
      <style:paragraph-properties fo:margin-bottom="0in"/>
    </style:style>
    <style:style style:name="P8" style:parent-style-name="Standard" style:family="paragraph">
      <style:paragraph-properties fo:margin-bottom="0in"/>
    </style:style>
    <style:style style:name="P9" style:parent-style-name="Standard" style:family="paragraph">
      <style:paragraph-properties fo:margin-bottom="0in"/>
    </style:style>
    <style:style style:name="P10" style:parent-style-name="Standard" style:family="paragraph">
      <style:paragraph-properties fo:margin-bottom="0in"/>
    </style:style>
    <style:style style:name="P11" style:parent-style-name="Standard" style:family="paragraph">
      <style:paragraph-properties fo:margin-bottom="0in"/>
    </style:style>
    <style:style style:name="P12" style:parent-style-name="Standard" style:family="paragraph">
      <style:paragraph-properties fo:margin-bottom="0in"/>
    </style:style>
    <style:style style:name="P13" style:parent-style-name="Standard" style:family="paragraph">
      <style:paragraph-properties fo:margin-bottom="0in"/>
    </style:style>
    <style:style style:name="P14" style:parent-style-name="Standard" style:family="paragraph">
      <style:paragraph-properties fo:margin-bottom="0in"/>
    </style:style>
    <style:style style:name="P15" style:parent-style-name="Standard" style:family="paragraph">
      <style:paragraph-properties fo:margin-bottom="0in"/>
    </style:style>
    <style:style style:name="P16" style:parent-style-name="Standard" style:family="paragraph">
      <style:paragraph-properties fo:margin-bottom="0in"/>
    </style:style>
    <style:style style:name="P17" style:parent-style-name="Standard" style:family="paragraph">
      <style:paragraph-properties fo:margin-bottom="0in"/>
    </style:style>
    <style:style style:name="P18" style:parent-style-name="Standard" style:family="paragraph">
      <style:paragraph-properties fo:margin-bottom="0in"/>
    </style:style>
    <style:style style:name="P19" style:parent-style-name="Standard" style:family="paragraph">
      <style:paragraph-properties fo:margin-bottom="0in"/>
    </style:style>
    <style:style style:name="P20" style:parent-style-name="Standard" style:family="paragraph">
      <style:paragraph-properties fo:margin-bottom="0in"/>
    </style:style>
    <style:style style:name="P21" style:parent-style-name="Standard" style:family="paragraph">
      <style:paragraph-properties fo:margin-bottom="0in"/>
    </style:style>
    <style:style style:name="P22" style:parent-style-name="Standard" style:family="paragraph">
      <style:paragraph-properties fo:margin-bottom="0in"/>
    </style:style>
    <style:style style:name="P23" style:parent-style-name="Standard" style:family="paragraph">
      <style:paragraph-properties fo:margin-bottom="0in"/>
    </style:style>
    <style:style style:name="P24" style:parent-style-name="Standard" style:family="paragraph">
      <style:paragraph-properties fo:margin-bottom="0in"/>
      <style:text-properties fo:font-weight="bold" style:font-weight-asian="bold"/>
    </style:style>
    <style:style style:name="P25" style:parent-style-name="Standard" style:family="paragraph">
      <style:paragraph-properties fo:margin-bottom="0in"/>
    </style:style>
    <style:style style:name="P26" style:parent-style-name="Standard" style:family="paragraph">
      <style:paragraph-properties fo:margin-bottom="0in"/>
    </style:style>
    <style:style style:name="P27" style:parent-style-name="Standard" style:family="paragraph">
      <style:paragraph-properties fo:margin-bottom="0in"/>
      <style:text-properties fo:font-weight="bold" style:font-weight-asian="bold"/>
    </style:style>
    <style:style style:name="P28" style:parent-style-name="Standard" style:family="paragraph">
      <style:paragraph-properties fo:margin-bottom="0in"/>
    </style:style>
    <style:style style:name="P29" style:parent-style-name="Standard" style:family="paragraph">
      <style:paragraph-properties fo:margin-bottom="0in"/>
    </style:style>
    <style:style style:name="P30" style:parent-style-name="Standard" style:family="paragraph">
      <style:paragraph-properties fo:margin-bottom="0in"/>
      <style:text-properties fo:font-weight="bold" style:font-weight-asian="bold"/>
    </style:style>
    <style:style style:name="P31" style:parent-style-name="Standard" style:family="paragraph">
      <style:paragraph-properties fo:margin-bottom="0in"/>
    </style:style>
    <style:style style:name="P32" style:parent-style-name="Standard" style:family="paragraph">
      <style:paragraph-properties fo:margin-bottom="0in"/>
    </style:style>
    <style:style style:name="P33" style:parent-style-name="Standard" style:family="paragraph">
      <style:paragraph-properties fo:margin-bottom="0in"/>
    </style:style>
    <style:style style:name="P34" style:parent-style-name="Standard" style:family="paragraph">
      <style:paragraph-properties fo:margin-bottom="0in"/>
    </style:style>
    <style:style style:name="P35" style:parent-style-name="Standard" style:family="paragraph">
      <style:paragraph-properties fo:margin-bottom="0in"/>
    </style:style>
    <style:style style:name="P36" style:parent-style-name="Standard" style:family="paragraph">
      <style:paragraph-properties fo:margin-bottom="0in"/>
    </style:style>
    <style:style style:name="P37" style:parent-style-name="Standard" style:family="paragraph">
      <style:paragraph-properties fo:margin-bottom="0in"/>
    </style:style>
    <style:style style:name="P38" style:parent-style-name="Standard" style:family="paragraph">
      <style:paragraph-properties fo:margin-bottom="0in"/>
    </style:style>
    <style:style style:name="P39" style:parent-style-name="Standard" style:family="paragraph">
      <style:paragraph-properties fo:margin-bottom="0in"/>
    </style:style>
    <style:style style:name="P40" style:parent-style-name="Standard" style:family="paragraph">
      <style:paragraph-properties fo:margin-bottom="0in"/>
    </style:style>
    <style:style style:name="P41" style:parent-style-name="Standard" style:family="paragraph">
      <style:paragraph-properties fo:margin-bottom="0in"/>
    </style:style>
    <style:style style:name="P42" style:parent-style-name="Standard" style:family="paragraph">
      <style:paragraph-properties fo:margin-bottom="0in"/>
    </style:style>
    <style:style style:name="P43" style:parent-style-name="Standard" style:family="paragraph">
      <style:paragraph-properties fo:margin-bottom="0in"/>
    </style:style>
    <style:style style:name="P44" style:parent-style-name="Standard" style:family="paragraph">
      <style:paragraph-properties fo:margin-bottom="0in"/>
    </style:style>
    <style:style style:name="P45" style:parent-style-name="Standard" style:family="paragraph">
      <style:paragraph-properties fo:margin-bottom="0in"/>
    </style:style>
    <style:style style:name="P46" style:parent-style-name="Standard" style:family="paragraph">
      <style:paragraph-properties fo:margin-bottom="0in"/>
    </style:style>
    <style:style style:name="P47" style:parent-style-name="Standard" style:family="paragraph">
      <style:paragraph-properties fo:margin-bottom="0in"/>
    </style:style>
    <style:style style:name="P48" style:parent-style-name="Standard" style:family="paragraph">
      <style:paragraph-properties fo:margin-bottom="0in"/>
    </style:style>
    <style:style style:name="P49" style:parent-style-name="Standard" style:family="paragraph">
      <style:paragraph-properties fo:margin-bottom="0in"/>
    </style:style>
    <style:style style:name="P50" style:parent-style-name="Standard" style:family="paragraph">
      <style:paragraph-properties fo:margin-bottom="0in"/>
      <style:text-properties fo:font-weight="bold" style:font-weight-asian="bold"/>
    </style:style>
    <style:style style:name="P51" style:parent-style-name="Standard" style:family="paragraph">
      <style:paragraph-properties fo:margin-bottom="0in"/>
    </style:style>
    <style:style style:name="P52" style:parent-style-name="Standard" style:family="paragraph">
      <style:paragraph-properties fo:margin-bottom="0in"/>
    </style:style>
    <style:style style:name="P53" style:parent-style-name="Standard" style:family="paragraph">
      <style:paragraph-properties fo:margin-bottom="0in"/>
      <style:text-properties fo:font-weight="bold" style:font-weight-asian="bold"/>
    </style:style>
    <style:style style:name="P54" style:parent-style-name="Standard" style:family="paragraph">
      <style:paragraph-properties fo:margin-bottom="0in"/>
    </style:style>
    <style:style style:name="P55" style:parent-style-name="Standard" style:family="paragraph">
      <style:paragraph-properties fo:margin-bottom="0in"/>
    </style:style>
    <style:style style:name="P56" style:parent-style-name="Standard" style:family="paragraph">
      <style:paragraph-properties fo:margin-bottom="0in"/>
      <style:text-properties fo:font-weight="bold" style:font-weight-asian="bold"/>
    </style:style>
    <style:style style:name="P57" style:parent-style-name="Standard" style:family="paragraph">
      <style:paragraph-properties fo:margin-bottom="0in"/>
    </style:style>
    <style:style style:name="P58" style:parent-style-name="Standard" style:family="paragraph">
      <style:paragraph-properties fo:margin-bottom="0in"/>
    </style:style>
  </office:automatic-styles>
  <office:body>
    <office:text text:use-soft-page-breaks="true">
      <text:p text:style-name="P1">Unternehmen:</text:p>
      <text:p text:style-name="P2">Seit 1925</text:p>
      <text:p text:style-name="P3">international bekannte Marke</text:p>
      <text:p text:style-name="P4">Exporte<text:s/>in<text:s/>über 100<text:s/>Ländern<text:s/>auf 5 Kontinenten</text:p>
      <text:p text:style-name="P5">Status als Familienunternehmen</text:p>
      <text:p text:style-name="P6">jeden Schritt selbst bestimmen</text:p>
      <text:p text:style-name="P7">Produkte<text:s/>nach alter Familientradition zubereitet</text:p>
      <text:p text:style-name="P8"/>
      <text:p text:style-name="P9">Loacker Gruppe beschäftigt über 1000 Mitarbeiter</text:p>
      <text:p text:style-name="P10">852. Mio.<text:s/>Stück werden pro Jahr produziert</text:p>
      <text:p text:style-name="P11">324 Mio. Umsatz</text:p>
      <text:p text:style-name="P12"/>
      <text:p text:style-name="P13">Top-Länder (Italien, Saudi-Arabien, Israel)</text:p>
      <text:p text:style-name="P14"/>
      <text:p text:style-name="P15">2 Produktionsstätten (Bozen-Unterinn,<text:s/>Heinsfels)</text:p>
      <text:p text:style-name="P16">7 Loacker Stores<text:s/>(Bozen, Brenner, Trient, Verona, Heinsfels und Innsbruck)</text:p>
      <text:p text:style-name="P17"/>
      <text:p text:style-name="P18">Rückwärtsintegration: seit<text:s/>2015 neu begonnenen Haselnussanbau in der Toskana</text:p>
      <text:p text:style-name="P19">Vorwärtsintegration:<text:s/>Eröffnung weiterer Loacker Standorte</text:p>
      <text:p text:style-name="P20"/>
      <text:p text:style-name="P21">Randstad Award 2015:</text:p>
      <text:p text:style-name="P22">Randstad Award für die Region Nordostitalien,<text:s/>attraktivsten Arbeitgeber dieser Region,<text:s/>zusätzlich ausgezeichnet wurde Loacker für das eingeschätzt angenehmste Arbeitsklima, eine sichere Anstellung und für die finanzielle Solidität.</text:p>
      <text:p text:style-name="P23"/>
      <text:p text:style-name="P24">Position:</text:p>
      <text:p text:style-name="P25"/>
      <text:p text:style-name="P26"/>
      <text:p text:style-name="P27">Gesprächspartner:</text:p>
      <text:p text:style-name="P28"/>
      <text:p text:style-name="P29"/>
      <text:p text:style-name="P30">Pressemitteilungen:</text:p>
      <text:p text:style-name="P31">Intesa Sanpaolo:</text:p>
      <text:p text:style-name="P32">2.800 ha neuer Anbaufläche in ganz Italien, mit denen unter Berücksichtigung der Qualitäts-,</text:p>
      <text:p text:style-name="P33">Rückverfolgbarkeits- und Nachhaltigkeitsvorgaben die italienische Produktionskette erweitert</text:p>
      <text:p text:style-name="P34">wird. Die neuen Plantagen sollen vor allem in den Regionen Veneto, Friaul-Julisch Venetien,</text:p>
      <text:p text:style-name="P35">Toskana und Latium entstehen.</text:p>
      <text:p text:style-name="P36">Intesa Sanpaolo eine Kreditlinie mit einer besonders langen tilgungsfreien Zeit (7 Jahre)</text:p>
      <text:p text:style-name="P37">bei einer Gesamtlaufzeit von 12 Jahren.</text:p>
      <text:p text:style-name="P38"/>
      <text:p text:style-name="P39">Double Choc. Die neue Loacker Waffel für Schokolade-Liebhaber!</text:p>
      <text:p text:style-name="P40"/>
      <text:p text:style-name="P41">Loacker Latte Art Competition in Innsbruck:</text:p>
      <text:p text:style-name="P42">jeweils einer für jeden der acht Loacker Stores in Bozen, Bergamo, Brenner, Heinfels, Trient,<text:s/></text:p>
      <text:p text:style-name="P43">Verona und Innsbruck – gegeneinander antreten.</text:p>
      <text:p text:style-name="P44"/>
      <text:p text:style-name="P45">Die Loacker Schokoladen Specialty und Classic zum Produkt des Jahres 2018 gekürt in der<text:s/></text:p>
      <text:p text:style-name="P46">Kategorie "Schokoladentafeln"</text:p>
      <text:p text:style-name="P47"/>
      <text:soft-page-break/>
      <text:p text:style-name="P48">Cacao &amp; Milk ist Produkt des Jahres 2017 in der Kategorie "Backwaren"</text:p>
      <text:p text:style-name="P49"/>
      <text:p text:style-name="P50">Lebenslauf – Zusammenfassung:</text:p>
      <text:p text:style-name="P51"/>
      <text:p text:style-name="P52"/>
      <text:p text:style-name="P53">Was bringe ich für die Position mit:</text:p>
      <text:p text:style-name="P54"/>
      <text:p text:style-name="P55"/>
      <text:p text:style-name="P56">Wann kann ich mit einer Entscheidung rechnen?</text:p>
      <text:p text:style-name="P57"/>
      <text:p text:style-name="P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bian Rinner</meta:initial-creator>
    <dc:creator>Fabian Rinner</dc:creator>
    <meta:creation-date>2019-03-30T07:35:00Z</meta:creation-date>
    <dc:date>2019-03-30T08:35:00Z</dc:date>
    <meta:template xlink:href="Normal" xlink:type="simple"/>
    <meta:editing-cycles>29</meta:editing-cycles>
    <meta:editing-duration>PT0S</meta:editing-duration>
    <meta:document-statistic meta:page-count="2" meta:paragraph-count="3" meta:word-count="266" meta:character-count="1945" meta:row-count="14" meta:non-whitespace-character-count="1682"/>
  </office:meta>
</office:document-meta>
</file>